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458c" officeooo:paragraph-rsid="0009458c"/>
    </style:style>
    <style:style style:name="P2" style:family="paragraph" style:parent-style-name="Standard">
      <style:text-properties officeooo:rsid="000ab775" officeooo:paragraph-rsid="000ab7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CKET-IO-CHATAPP</text:p>
      <text:p text:style-name="P1"/>
      <text:p text:style-name="P1">FEATURES :- </text:p>
      <text:p text:style-name="P1"><text:tab/>USER SIGN-IN</text:p>
      <text:p text:style-name="P1"><text:tab/>USER SIGN-UP</text:p>
      <text:p text:style-name="P1"><text:tab/>USER SIGN-OUT</text:p>
      <text:p text:style-name="P1"/>
      <text:p text:style-name="P1"><text:tab/>JOIN CHATROOM<text:tab/></text:p>
      <text:p text:style-name="P1"><text:tab/>SEND MESSAGES</text:p>
      <text:p text:style-name="P1"><text:tab/>RETRIEVE MESSAGE</text:p>
      <text:p text:style-name="P1"/>
      <text:p text:style-name="P1"><text:tab/>CHANGE THEME</text:p>
      <text:p text:style-name="P1"/>
      <text:p text:style-name="P1"/>
      <text:p text:style-name="P1">COMPONENTS:</text:p>
      <text:p text:style-name="P1"><text:tab/>MESSAGE META DATA </text:p>
      <text:p text:style-name="P1"><text:tab/><text:tab/>(USER_ID , CHATROOM , TIME)</text:p>
      <text:p text:style-name="P1"><text:tab/>USER META DATA</text:p>
      <text:p text:style-name="P1"><text:tab/><text:tab/>(USER NAME , USER PASSWORD)</text:p>
      <text:p text:style-name="P1"/>
      <text:p text:style-name="P1"/>
      <text:p text:style-name="P1">UI ELEMENTS:</text:p>
      <text:p text:style-name="P1"><text:tab/></text:p>
      <text:p text:style-name="P1"><text:tab/>LOGIN PAGE:</text:p>
      <text:p text:style-name="P1"><text:tab/><text:tab/>FORM &lt;username&gt; &lt;password&gt;</text:p>
      <text:p text:style-name="P1"><text:tab/><text:tab/>SUBMIT BUTTON</text:p>
      <text:p text:style-name="P1"><text:tab/>CHAT AREA:</text:p>
      <text:p text:style-name="P1"><text:tab/><text:tab/>USERNAME</text:p>
      <text:p text:style-name="P1"><text:tab/><text:tab/>FORM &lt;message box&gt;</text:p>
      <text:p text:style-name="P1"><text:tab/><text:tab/>SEND BUTTON</text:p>
      <text:p text:style-name="P1"><text:tab/><text:tab/></text:p>
      <text:p text:style-name="P1"><text:tab/><text:tab/></text:p>
      <text:p text:style-name="P1"><text:tab/></text:p>
      <text:p text:style-name="P2">message over server == {message + username + time + type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17:39:17.138915045</meta:creation-date>
    <dc:date>2025-03-08T08:48:38.591300158</dc:date>
    <meta:editing-duration>PT10H21M54S</meta:editing-duration>
    <meta:editing-cycles>2</meta:editing-cycles>
    <meta:generator>LibreOffice/24.8.5.2$Linux_X86_64 LibreOffice_project/480$Build-2</meta:generator>
    <meta:document-statistic meta:table-count="0" meta:image-count="0" meta:object-count="0" meta:page-count="1" meta:paragraph-count="27" meta:word-count="62" meta:character-count="415" meta:non-whitespace-character-count="342"/>
  </office:meta>
</office:document-meta>
</file>